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m 50</text:p>
          </table:table-cell>
          <table:table-cell office:value-type="string" calcext:value-type="string">
            <text:p>Pm 0.1</text:p>
          </table:table-cell>
          <table:table-cell/>
          <table:table-cell office:value-type="string" calcext:value-type="string">
            <text:p>Pm 50</text:p>
          </table:table-cell>
          <table:table-cell office:value-type="string" calcext:value-type="string">
            <text:p>Pm 0.1</text:p>
          </table:table-cell>
          <table:table-cell/>
          <table:table-cell office:value-type="string" calcext:value-type="string">
            <text:p>Pm 50</text:p>
          </table:table-cell>
          <table:table-cell office:value-type="string" calcext:value-type="string">
            <text:p>Pm 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 p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table:style-name="ce1" table:formula="of:=3/8 * [.A8] + 7.5" office:value-type="float" office:value="7.5" calcext:value-type="float">
            <text:p>7.50</text:p>
          </table:table-cell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.2</text:p>
          </table:table-cell>
          <table:table-cell table:style-name="ce1" table:formula="of:=[.A8]*-4/3 + 66"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style-name="ce1" table:formula="of:=3/8 * [.A9] + 7.5" office:value-type="float" office:value="7.875" calcext:value-type="float">
            <text:p>7.8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.4" calcext:value-type="float">
            <text:p>13.4</text:p>
          </table:table-cell>
          <table:table-cell table:style-name="ce1" table:formula="of:=[.A9]*-4/3 + 66" office:value-type="float" office:value="64.6666666666667" calcext:value-type="float">
            <text:p>64.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3.1" calcext:value-type="float">
            <text:p>13.1</text:p>
          </table:table-cell>
          <table:table-cell table:style-name="ce1" table:formula="of:=3/8 * [.A10] + 7.5" office:value-type="float" office:value="8.25" calcext:value-type="float">
            <text:p>8.25</text:p>
          </table:table-cell>
          <table:table-cell office:value-type="float" office:value="300" calcext:value-type="float">
            <text:p>30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.5" calcext:value-type="float">
            <text:p>15.5</text:p>
          </table:table-cell>
          <table:table-cell table:style-name="ce1" table:formula="of:=[.A10]*-4/3 + 66" office:value-type="float" office:value="63.3333333333333" calcext:value-type="float">
            <text:p>63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5.3" calcext:value-type="float">
            <text:p>15.3</text:p>
          </table:table-cell>
          <table:table-cell table:style-name="ce1" table:formula="of:=3/8 * [.A11] + 7.5" office:value-type="float" office:value="8.625" calcext:value-type="float">
            <text:p>8.63</text:p>
          </table:table-cell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.8" calcext:value-type="float">
            <text:p>17.8</text:p>
          </table:table-cell>
          <table:table-cell table:style-name="ce1" table:formula="of:=[.A11]*-4/3 + 66"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7.7" calcext:value-type="float">
            <text:p>17.7</text:p>
          </table:table-cell>
          <table:table-cell table:style-name="ce1" table:formula="of:=3/8 * [.A12] + 7.5" office:value-type="float" office:value="9" calcext:value-type="float">
            <text:p>9.00</text:p>
          </table:table-cell>
          <table:table-cell office:value-type="float" office:value="500" calcext:value-type="float">
            <text:p>500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.7" calcext:value-type="float">
            <text:p>20.7</text:p>
          </table:table-cell>
          <table:table-cell table:style-name="ce1" table:formula="of:=[.A12]*-4/3 + 66" office:value-type="float" office:value="60.6666666666667" calcext:value-type="float">
            <text:p>60.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1.1" calcext:value-type="float">
            <text:p>21.1</text:p>
          </table:table-cell>
          <table:table-cell table:style-name="ce1" table:formula="of:=3/8 * [.A13] + 7.5" office:value-type="float" office:value="9.375" calcext:value-type="float">
            <text:p>9.38</text:p>
          </table:table-cell>
          <table:table-cell office:value-type="float" office:value="600" calcext:value-type="float">
            <text:p>600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4.8" calcext:value-type="float">
            <text:p>24.8</text:p>
          </table:table-cell>
          <table:table-cell table:style-name="ce1" table:formula="of:=[.A13]*-4/3 + 66" office:value-type="float" office:value="59.3333333333333" calcext:value-type="float">
            <text:p>59.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23.7" calcext:value-type="float">
            <text:p>23.7</text:p>
          </table:table-cell>
          <table:table-cell table:style-name="ce1" table:formula="of:=3/8 * [.A14] + 7.5" office:value-type="float" office:value="9.75" calcext:value-type="float">
            <text:p>9.75</text:p>
          </table:table-cell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7.5" calcext:value-type="float">
            <text:p>27.5</text:p>
          </table:table-cell>
          <table:table-cell table:style-name="ce1" table:formula="of:=[.A14]*-4/3 + 66" office:value-type="float" office:value="58" calcext:value-type="float">
            <text:p>58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26.6" calcext:value-type="float">
            <text:p>26.6</text:p>
          </table:table-cell>
          <table:table-cell table:style-name="ce1" table:formula="of:=3/8 * [.A15] + 7.5" office:value-type="float" office:value="10.125" calcext:value-type="float">
            <text:p>10.13</text:p>
          </table:table-cell>
          <table:table-cell office:value-type="float" office:value="700" calcext:value-type="float">
            <text:p>700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.3" calcext:value-type="float">
            <text:p>31.3</text:p>
          </table:table-cell>
          <table:table-cell table:style-name="ce1" table:formula="of:=[.A15]*-4/3 + 66" office:value-type="float" office:value="56.6666666666667" calcext:value-type="float">
            <text:p>56.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8.2" calcext:value-type="float">
            <text:p>28.2</text:p>
          </table:table-cell>
          <table:table-cell table:style-name="ce1" table:formula="of:=3/8 * [.A16] + 7.5" office:value-type="float" office:value="10.5" calcext:value-type="float">
            <text:p>10.50</text:p>
          </table:table-cell>
          <table:table-cell office:value-type="float" office:value="720" calcext:value-type="float">
            <text:p>720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2.5" calcext:value-type="float">
            <text:p>32.5</text:p>
          </table:table-cell>
          <table:table-cell table:style-name="ce1" table:formula="of:=[.A16]*-4/3 + 66" office:value-type="float" office:value="55.3333333333333" calcext:value-type="float">
            <text:p>55.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office:value-type="float" office:value="29.2" calcext:value-type="float">
            <text:p>29.2</text:p>
          </table:table-cell>
          <table:table-cell table:style-name="ce1" table:formula="of:=3/8 * [.A17] + 7.5" office:value-type="float" office:value="10.875" calcext:value-type="float">
            <text:p>10.88</text:p>
          </table:table-cell>
          <table:table-cell office:value-type="float" office:value="740" calcext:value-type="float">
            <text:p>740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33" calcext:value-type="float">
            <text:p>33</text:p>
          </table:table-cell>
          <table:table-cell table:style-name="ce1" table:formula="of:=[.A17]*-4/3 + 66" office:value-type="float" office:value="54" calcext:value-type="float">
            <text:p>54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32.1" calcext:value-type="float">
            <text:p>32.1</text:p>
          </table:table-cell>
          <table:table-cell table:style-name="ce1" table:formula="of:=3/8 * [.A18] + 7.5" office:value-type="float" office:value="11.25" calcext:value-type="float">
            <text:p>11.25</text:p>
          </table:table-cell>
          <table:table-cell office:value-type="float" office:value="760" calcext:value-type="float">
            <text:p>760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table:style-name="ce1" table:formula="of:=[.A18]*-4/3 + 66" office:value-type="float" office:value="52.6666666666667" calcext:value-type="float">
            <text:p>52.67</text:p>
          </table:table-cell>
          <table:table-cell office:value-type="string" calcext:value-type="string">
            <text:p>Insta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0" calcext:value-type="float">
            <text:p>780</text:p>
          </table:table-cell>
          <table:table-cell office:value-type="float" office:value="33.6" calcext:value-type="float">
            <text:p>33.6</text:p>
          </table:table-cell>
          <table:table-cell table:style-name="ce1" table:formula="of:=3/8 * [.A19] + 7.5" office:value-type="float" office:value="11.625" calcext:value-type="float">
            <text:p>11.63</text:p>
          </table:table-cell>
          <table:table-cell office:value-type="float" office:value="780" calcext:value-type="float">
            <text:p>780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34.1" calcext:value-type="float">
            <text:p>34.1</text:p>
          </table:table-cell>
          <table:table-cell table:style-name="ce1" table:formula="of:=[.A19]*-4/3 + 66" office:value-type="float" office:value="51.3333333333333" calcext:value-type="float">
            <text:p>51.33</text:p>
          </table:table-cell>
          <table:table-cell office:value-type="string" calcext:value-type="string">
            <text:p>Instabl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 ini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T2 ini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string" calcext:value-type="string">
            <text:p>T2 ini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2 fi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2 fin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string" calcext:value-type="string">
            <text:p>T2 fi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vg</text:p>
          </table:table-cell>
          <table:table-cell table:formula="of:=([.C21]+[.C22])/2" office:value-type="float" office:value="9.25" calcext:value-type="float">
            <text:p>9.25</text:p>
          </table:table-cell>
          <table:table-cell/>
          <table:table-cell office:value-type="string" calcext:value-type="string">
            <text:p>Tavg</text:p>
          </table:table-cell>
          <table:table-cell table:formula="of:=([.F21]+[.F22])/2" office:value-type="float" office:value="22" calcext:value-type="float">
            <text:p>22</text:p>
          </table:table-cell>
          <table:table-cell/>
          <table:table-cell office:value-type="string" calcext:value-type="string">
            <text:p>Tavg</text:p>
          </table:table-cell>
          <table:table-cell table:formula="of:=([.I21]+[.I22])/2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ro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lus précis vers 7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tm</text:p>
          </table:table-cell>
          <table:table-cell office:value-type="string" calcext:value-type="string">
            <text:p>969mbar</text:p>
          </table:table-cell>
          <table:table-cell/>
          <table:table-cell office:value-type="string" calcext:value-type="string">
            <text:p>becher vide</text:p>
          </table:table-cell>
          <table:table-cell office:value-type="string" calcext:value-type="string">
            <text:p>101.87g</text:p>
          </table:table-cell>
          <table:table-cell/>
          <table:table-cell office:value-type="string" calcext:value-type="string">
            <text:p>h T amb</text:p>
          </table:table-cell>
          <table:table-cell office:value-type="string" calcext:value-type="string">
            <text:p>bas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69.6mbar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321.65g</text:p>
          </table:table-cell>
          <table:table-cell table:number-columns-repeated="2"/>
          <table:table-cell office:value-type="string" calcext:value-type="string">
            <text:p>hau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69.8mba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9:48:12.728500740</meta:creation-date>
    <dc:date>2016-05-04T14:54:48.610433405</dc:date>
    <meta:editing-duration>PT2H45M45S</meta:editing-duration>
    <meta:editing-cycles>3</meta:editing-cycles>
    <meta:generator>LibreOffice/5.1.2.2.0$Linux_X86_64 LibreOffice_project/10m0$Build-2</meta:generator>
    <meta:document-statistic meta:table-count="1" meta:cell-count="161" meta:object-count="0"/>
  </office:meta>
</office:document-meta>
</file>